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02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1.3862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6008in"/>
    </style:style>
    <style:style style:name="co6" style:family="table-column">
      <style:table-column-properties fo:break-before="auto" style:column-width="0.8181in"/>
    </style:style>
    <style:style style:name="co7" style:family="table-column">
      <style:table-column-properties fo:break-before="auto" style:column-width="1.461in"/>
    </style:style>
    <style:style style:name="co8" style:family="table-column">
      <style:table-column-properties fo:break-before="auto" style:column-width="0.85in"/>
    </style:style>
    <style:style style:name="co9" style:family="table-column">
      <style:table-column-properties fo:break-before="auto" style:column-width="1.492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an_hi_lo_tab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table:number-columns-repeated="3"/>
          <table:table-cell table:style-name="ce8" office:value-type="string" calcext:value-type="string" table:number-columns-spanned="2" table:number-rows-spanned="1">
            <text:p>Mean of cells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Lowest cell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Highest cell</text:p>
          </table:table-cell>
          <table:covered-table-cell table:style-name="ce8"/>
          <table:table-cell table:style-name="ce1" table:number-columns-repeated="1015"/>
        </table:table-row>
        <table:table-row table:style-name="ro1">
          <table:table-cell table:style-name="ce2" office:value-type="string" calcext:value-type="string">
            <text:p>Land Use</text:p>
          </table:table-cell>
          <table:table-cell table:style-name="ce2" office:value-type="string" calcext:value-type="string">
            <text:p>GCM</text:p>
          </table:table-cell>
          <table:table-cell table:style-name="ce2" office:value-type="string" calcext:value-type="string">
            <text:p>Full study area SOC</text:p>
          </table:table-cell>
          <table:table-cell table:style-name="ce2" office:value-type="string" calcext:value-type="string">
            <text:p>SOC</text:p>
          </table:table-cell>
          <table:table-cell table:style-name="ce2" office:value-type="string" calcext:value-type="string">
            <text:p>Diff. To full study area</text:p>
          </table:table-cell>
          <table:table-cell table:style-name="ce2" office:value-type="string" calcext:value-type="string">
            <text:p>SOC</text:p>
          </table:table-cell>
          <table:table-cell table:style-name="ce2" office:value-type="string" calcext:value-type="string">
            <text:p>Diff. To full study area</text:p>
          </table:table-cell>
          <table:table-cell table:style-name="ce2" office:value-type="string" calcext:value-type="string">
            <text:p>SOC</text:p>
          </table:table-cell>
          <table:table-cell table:style-name="ce2" office:value-type="string" calcext:value-type="string">
            <text:p>Diff. To full study area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ccsm4</text:p>
          </table:table-cell>
          <table:table-cell office:value-type="float" office:value="79.21" calcext:value-type="float">
            <text:p>79.21</text:p>
          </table:table-cell>
          <table:table-cell office:value-type="float" office:value="74.41" calcext:value-type="float">
            <text:p>74.41</text:p>
          </table:table-cell>
          <table:table-cell office:value-type="float" office:value="4.8" calcext:value-type="float">
            <text:p>4.8</text:p>
          </table:table-cell>
          <table:table-cell office:value-type="float" office:value="37.42" calcext:value-type="float">
            <text:p>37.42</text:p>
          </table:table-cell>
          <table:table-cell office:value-type="float" office:value="41.78" calcext:value-type="float">
            <text:p>41.78</text:p>
          </table:table-cell>
          <table:table-cell office:value-type="float" office:value="87.33" calcext:value-type="float">
            <text:p>87.33</text:p>
          </table:table-cell>
          <table:table-cell office:value-type="float" office:value="8.13" calcext:value-type="float">
            <text:p>8.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miroc-esm</text:p>
          </table:table-cell>
          <table:table-cell office:value-type="float" office:value="71.6" calcext:value-type="float">
            <text:p>71.6</text:p>
          </table:table-cell>
          <table:table-cell office:value-type="float" office:value="62.43" calcext:value-type="float">
            <text:p>62.43</text:p>
          </table:table-cell>
          <table:table-cell office:value-type="float" office:value="9.17" calcext:value-type="float">
            <text:p>9.17</text:p>
          </table:table-cell>
          <table:table-cell office:value-type="float" office:value="30.62" calcext:value-type="float">
            <text:p>30.62</text:p>
          </table:table-cell>
          <table:table-cell office:value-type="float" office:value="40.99" calcext:value-type="float">
            <text:p>40.99</text:p>
          </table:table-cell>
          <table:table-cell office:value-type="float" office:value="76.93" calcext:value-type="float">
            <text:p>76.93</text:p>
          </table:table-cell>
          <table:table-cell office:value-type="float" office:value="5.33" calcext:value-type="float">
            <text:p>5.3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noresm1-m</text:p>
          </table:table-cell>
          <table:table-cell office:value-type="float" office:value="71.37" calcext:value-type="float">
            <text:p>71.37</text:p>
          </table:table-cell>
          <table:table-cell office:value-type="float" office:value="66.38" calcext:value-type="float">
            <text:p>66.38</text:p>
          </table:table-cell>
          <table:table-cell office:value-type="float" office:value="4.99" calcext:value-type="float">
            <text:p>4.99</text:p>
          </table:table-cell>
          <table:table-cell office:value-type="float" office:value="32.43" calcext:value-type="float">
            <text:p>32.43</text:p>
          </table:table-cell>
          <table:table-cell office:value-type="float" office:value="38.93" calcext:value-type="float">
            <text:p>38.93</text:p>
          </table:table-cell>
          <table:table-cell office:value-type="float" office:value="77.4" calcext:value-type="float">
            <text:p>77.4</text:p>
          </table:table-cell>
          <table:table-cell office:value-type="float" office:value="6.04" calcext:value-type="float">
            <text:p>6.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ops</text:p>
          </table:table-cell>
          <table:table-cell office:value-type="string" calcext:value-type="string">
            <text:p>mri-cgcm3</text:p>
          </table:table-cell>
          <table:table-cell office:value-type="float" office:value="78.24" calcext:value-type="float">
            <text:p>78.24</text:p>
          </table:table-cell>
          <table:table-cell office:value-type="float" office:value="72.82" calcext:value-type="float">
            <text:p>72.82</text:p>
          </table:table-cell>
          <table:table-cell office:value-type="float" office:value="5.42" calcext:value-type="float">
            <text:p>5.42</text:p>
          </table:table-cell>
          <table:table-cell office:value-type="float" office:value="36.15" calcext:value-type="float">
            <text:p>36.15</text:p>
          </table:table-cell>
          <table:table-cell office:value-type="float" office:value="42.09" calcext:value-type="float">
            <text:p>42.09</text:p>
          </table:table-cell>
          <table:table-cell office:value-type="float" office:value="91.65" calcext:value-type="float">
            <text:p>91.65</text:p>
          </table:table-cell>
          <table:table-cell office:value-type="float" office:value="13.41" calcext:value-type="float">
            <text:p>13.4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ccsm4</text:p>
          </table:table-cell>
          <table:table-cell office:value-type="float" office:value="94.94" calcext:value-type="float">
            <text:p>94.94</text:p>
          </table:table-cell>
          <table:table-cell office:value-type="float" office:value="89.35" calcext:value-type="float">
            <text:p>89.35</text:p>
          </table:table-cell>
          <table:table-cell office:value-type="float" office:value="5.59" calcext:value-type="float">
            <text:p>5.59</text:p>
          </table:table-cell>
          <table:table-cell office:value-type="float" office:value="41.92" calcext:value-type="float">
            <text:p>41.92</text:p>
          </table:table-cell>
          <table:table-cell office:value-type="float" office:value="53.01" calcext:value-type="float">
            <text:p>53.01</text:p>
          </table:table-cell>
          <table:table-cell office:value-type="float" office:value="114.33" calcext:value-type="float">
            <text:p>114.33</text:p>
          </table:table-cell>
          <table:table-cell office:value-type="float" office:value="19.4" calcext:value-type="float">
            <text:p>19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miroc-esm</text:p>
          </table:table-cell>
          <table:table-cell office:value-type="float" office:value="86.29" calcext:value-type="float">
            <text:p>86.29</text:p>
          </table:table-cell>
          <table:table-cell office:value-type="float" office:value="74.97" calcext:value-type="float">
            <text:p>74.97</text:p>
          </table:table-cell>
          <table:table-cell office:value-type="float" office:value="11.32" calcext:value-type="float">
            <text:p>11.32</text:p>
          </table:table-cell>
          <table:table-cell office:value-type="float" office:value="33.74" calcext:value-type="float">
            <text:p>33.74</text:p>
          </table:table-cell>
          <table:table-cell office:value-type="float" office:value="52.55" calcext:value-type="float">
            <text:p>52.55</text:p>
          </table:table-cell>
          <table:table-cell office:value-type="float" office:value="100.99" calcext:value-type="float">
            <text:p>100.99</text:p>
          </table:table-cell>
          <table:table-cell office:value-type="float" office:value="14.7" calcext:value-type="float">
            <text:p>14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noresm1-m</text:p>
          </table:table-cell>
          <table:table-cell office:value-type="float" office:value="85.97" calcext:value-type="float">
            <text:p>85.97</text:p>
          </table:table-cell>
          <table:table-cell office:value-type="float" office:value="79.77" calcext:value-type="float">
            <text:p>79.77</text:p>
          </table:table-cell>
          <table:table-cell office:value-type="float" office:value="6.21" calcext:value-type="float">
            <text:p>6.21</text:p>
          </table:table-cell>
          <table:table-cell office:value-type="float" office:value="35.49" calcext:value-type="float">
            <text:p>35.49</text:p>
          </table:table-cell>
          <table:table-cell office:value-type="float" office:value="50.48" calcext:value-type="float">
            <text:p>50.48</text:p>
          </table:table-cell>
          <table:table-cell office:value-type="float" office:value="101.01" calcext:value-type="float">
            <text:p>101.01</text:p>
          </table:table-cell>
          <table:table-cell office:value-type="float" office:value="15.04" calcext:value-type="float">
            <text:p>15.0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y</text:p>
          </table:table-cell>
          <table:table-cell office:value-type="string" calcext:value-type="string">
            <text:p>mri-cgcm3</text:p>
          </table:table-cell>
          <table:table-cell office:value-type="float" office:value="94.11" calcext:value-type="float">
            <text:p>94.11</text:p>
          </table:table-cell>
          <table:table-cell office:value-type="float" office:value="87.43" calcext:value-type="float">
            <text:p>87.43</text:p>
          </table:table-cell>
          <table:table-cell office:value-type="float" office:value="6.69" calcext:value-type="float">
            <text:p>6.69</text:p>
          </table:table-cell>
          <table:table-cell office:value-type="float" office:value="40.5" calcext:value-type="float">
            <text:p>40.5</text:p>
          </table:table-cell>
          <table:table-cell office:value-type="float" office:value="53.62" calcext:value-type="float">
            <text:p>53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25.66" calcext:value-type="float">
            <text:p>25.6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sture</text:p>
          </table:table-cell>
          <table:table-cell office:value-type="string" calcext:value-type="string">
            <text:p>ccsm4</text:p>
          </table:table-cell>
          <table:table-cell office:value-type="float" office:value="103.63" calcext:value-type="float">
            <text:p>103.63</text:p>
          </table:table-cell>
          <table:table-cell office:value-type="float" office:value="97.37" calcext:value-type="float">
            <text:p>97.37</text:p>
          </table:table-cell>
          <table:table-cell office:value-type="float" office:value="6.25" calcext:value-type="float">
            <text:p>6.25</text:p>
          </table:table-cell>
          <table:table-cell office:value-type="float" office:value="42.64" calcext:value-type="float">
            <text:p>42.64</text:p>
          </table:table-cell>
          <table:table-cell office:value-type="float" office:value="60.99" calcext:value-type="float">
            <text:p>60.99</text:p>
          </table:table-cell>
          <table:table-cell office:value-type="float" office:value="124.84" calcext:value-type="float">
            <text:p>124.84</text:p>
          </table:table-cell>
          <table:table-cell office:value-type="float" office:value="21.22" calcext:value-type="float">
            <text:p>21.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sture</text:p>
          </table:table-cell>
          <table:table-cell office:value-type="string" calcext:value-type="string">
            <text:p>miroc-esm</text:p>
          </table:table-cell>
          <table:table-cell office:value-type="float" office:value="93.7" calcext:value-type="float">
            <text:p>93.7</text:p>
          </table:table-cell>
          <table:table-cell office:value-type="float" office:value="81.69" calcext:value-type="float">
            <text:p>81.69</text:p>
          </table:table-cell>
          <table:table-cell office:value-type="float" office:value="12.01" calcext:value-type="float">
            <text:p>12.01</text:p>
          </table:table-cell>
          <table:table-cell office:value-type="float" office:value="34.26" calcext:value-type="float">
            <text:p>34.26</text:p>
          </table:table-cell>
          <table:table-cell office:value-type="float" office:value="59.44" calcext:value-type="float">
            <text:p>59.44</text:p>
          </table:table-cell>
          <table:table-cell office:value-type="float" office:value="110.58" calcext:value-type="float">
            <text:p>110.58</text:p>
          </table:table-cell>
          <table:table-cell office:value-type="float" office:value="16.89" calcext:value-type="float">
            <text:p>16.8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sture</text:p>
          </table:table-cell>
          <table:table-cell office:value-type="string" calcext:value-type="string">
            <text:p>noresm1-m</text:p>
          </table:table-cell>
          <table:table-cell office:value-type="float" office:value="93.56" calcext:value-type="float">
            <text:p>93.56</text:p>
          </table:table-cell>
          <table:table-cell office:value-type="float" office:value="86.98" calcext:value-type="float">
            <text:p>86.98</text:p>
          </table:table-cell>
          <table:table-cell office:value-type="float" office:value="6.58" calcext:value-type="float">
            <text:p>6.58</text:p>
          </table:table-cell>
          <table:table-cell office:value-type="float" office:value="36.53" calcext:value-type="float">
            <text:p>36.53</text:p>
          </table:table-cell>
          <table:table-cell office:value-type="float" office:value="57.02" calcext:value-type="float">
            <text:p>57.02</text:p>
          </table:table-cell>
          <table:table-cell office:value-type="float" office:value="110.73" calcext:value-type="float">
            <text:p>110.73</text:p>
          </table:table-cell>
          <table:table-cell office:value-type="float" office:value="17.18" calcext:value-type="float">
            <text:p>17.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sture</text:p>
          </table:table-cell>
          <table:table-cell office:value-type="string" calcext:value-type="string">
            <text:p>mri-cgcm3</text:p>
          </table:table-cell>
          <table:table-cell office:value-type="float" office:value="102.56" calcext:value-type="float">
            <text:p>102.56</text:p>
          </table:table-cell>
          <table:table-cell office:value-type="float" office:value="95.3" calcext:value-type="float">
            <text:p>95.3</text:p>
          </table:table-cell>
          <table:table-cell office:value-type="float" office:value="7.26" calcext:value-type="float">
            <text:p>7.26</text:p>
          </table:table-cell>
          <table:table-cell office:value-type="float" office:value="40.88" calcext:value-type="float">
            <text:p>40.88</text:p>
          </table:table-cell>
          <table:table-cell office:value-type="float" office:value="61.68" calcext:value-type="float">
            <text:p>61.68</text:p>
          </table:table-cell>
          <table:table-cell office:value-type="float" office:value="131" calcext:value-type="float">
            <text:p>131</text:p>
          </table:table-cell>
          <table:table-cell office:value-type="float" office:value="28.44" calcext:value-type="float">
            <text:p>28.44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 office:value-type="string" calcext:value-type="string">
            <text:p>Mean:</text:p>
          </table:table-cell>
          <table:table-cell table:style-name="ce3" table:formula="of:=ROUND(AVERAGE([.C3:.C14]); 2)" office:value-type="float" office:value="87.93" calcext:value-type="float">
            <text:p>87.93</text:p>
          </table:table-cell>
          <table:table-cell table:style-name="ce3" table:formula="of:=ROUND(AVERAGE([.D3:.D14]); 2)" office:value-type="float" office:value="80.74" calcext:value-type="float">
            <text:p>80.74</text:p>
          </table:table-cell>
          <table:table-cell table:style-name="ce3" table:formula="of:=ROUND(AVERAGE([.E3:.E14]); 2)" office:value-type="float" office:value="7.19" calcext:value-type="float">
            <text:p>7.19</text:p>
          </table:table-cell>
          <table:table-cell table:style-name="ce3" table:formula="of:=ROUND(AVERAGE([.F3:.F14]); 2)" office:value-type="float" office:value="36.88" calcext:value-type="float">
            <text:p>36.88</text:p>
          </table:table-cell>
          <table:table-cell table:style-name="ce3" table:formula="of:=ROUND(AVERAGE([.G3:.G14]); 2)" office:value-type="float" office:value="51.05" calcext:value-type="float">
            <text:p>51.05</text:p>
          </table:table-cell>
          <table:table-cell table:style-name="ce3" table:formula="of:=ROUND(AVERAGE([.H3:.H14]); 2)" office:value-type="float" office:value="103.88" calcext:value-type="float">
            <text:p>103.88</text:p>
          </table:table-cell>
          <table:table-cell table:style-name="ce3" table:formula="of:=ROUND(AVERAGE([.I3:.I14]); 2)" office:value-type="float" office:value="15.95" calcext:value-type="float">
            <text:p>15.95</text:p>
          </table:table-cell>
          <table:table-cell table:style-name="ce3" table:number-columns-repeated="1015"/>
        </table:table-row>
        <table:table-row table:style-name="ro1">
          <table:table-cell/>
          <table:table-cell table:style-name="ce7" office:value-type="string" calcext:value-type="string">
            <text:p>Max:</text:p>
          </table:table-cell>
          <table:table-cell table:style-name="ce3" table:formula="of:=ROUND(MAX([.C3:.C14]); 2)" office:value-type="float" office:value="103.63" calcext:value-type="float">
            <text:p>103.63</text:p>
          </table:table-cell>
          <table:table-cell table:style-name="ce3" table:formula="of:=ROUND(MAX([.D3:.D14]); 2)" office:value-type="float" office:value="97.37" calcext:value-type="float">
            <text:p>97.37</text:p>
          </table:table-cell>
          <table:table-cell table:style-name="ce3" table:formula="of:=ROUND(MAX([.E3:.E14]); 2)" office:value-type="float" office:value="12.01" calcext:value-type="float">
            <text:p>12.01</text:p>
          </table:table-cell>
          <table:table-cell table:style-name="ce3" table:formula="of:=ROUND(MAX([.F3:.F14]); 2)" office:value-type="float" office:value="42.64" calcext:value-type="float">
            <text:p>42.64</text:p>
          </table:table-cell>
          <table:table-cell table:style-name="ce3" table:formula="of:=ROUND(MAX([.G3:.G14]); 2)" office:value-type="float" office:value="61.68" calcext:value-type="float">
            <text:p>61.68</text:p>
          </table:table-cell>
          <table:table-cell table:style-name="ce3" table:formula="of:=ROUND(MAX([.H3:.H14]); 2)" office:value-type="float" office:value="131" calcext:value-type="float">
            <text:p>131</text:p>
          </table:table-cell>
          <table:table-cell table:style-name="ce3" table:formula="of:=ROUND(MAX([.I3:.I14]); 2)" office:value-type="float" office:value="28.44" calcext:value-type="float">
            <text:p>28.44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Min:</text:p>
          </table:table-cell>
          <table:table-cell table:style-name="ce3" table:formula="of:=ROUND(MIN([.C3:.C14]); 2)" office:value-type="float" office:value="71.37" calcext:value-type="float">
            <text:p>71.37</text:p>
          </table:table-cell>
          <table:table-cell table:style-name="ce3" table:formula="of:=ROUND(MIN([.D3:.D14]); 2)" office:value-type="float" office:value="62.43" calcext:value-type="float">
            <text:p>62.43</text:p>
          </table:table-cell>
          <table:table-cell table:style-name="ce3" table:formula="of:=ROUND(MIN([.E3:.E14]); 2)" office:value-type="float" office:value="4.8" calcext:value-type="float">
            <text:p>4.8</text:p>
          </table:table-cell>
          <table:table-cell table:style-name="ce3" table:formula="of:=ROUND(MIN([.F3:.F14]); 2)" office:value-type="float" office:value="30.62" calcext:value-type="float">
            <text:p>30.62</text:p>
          </table:table-cell>
          <table:table-cell table:style-name="ce3" table:formula="of:=ROUND(MIN([.G3:.G14]); 2)" office:value-type="float" office:value="38.93" calcext:value-type="float">
            <text:p>38.93</text:p>
          </table:table-cell>
          <table:table-cell table:style-name="ce3" table:formula="of:=ROUND(MIN([.H3:.H14]); 2)" office:value-type="float" office:value="76.93" calcext:value-type="float">
            <text:p>76.93</text:p>
          </table:table-cell>
          <table:table-cell table:style-name="ce3" table:formula="of:=ROUND(MIN([.I3:.I14]); 2)" office:value-type="float" office:value="5.33" calcext:value-type="float">
            <text:p>5.33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3-02-24T14:01:35.873816151</dc:date>
    <meta:editing-duration>PT10M10S</meta:editing-duration>
    <meta:editing-cycles>6</meta:editing-cycles>
    <meta:document-statistic meta:table-count="1" meta:cell-count="144" meta:object-count="0"/>
  </office:meta>
</office:document-meta>
</file>